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0pt" officeooo:rsid="0018d3ae" officeooo:paragraph-rsid="0018d3ae" style:font-size-asian="8.75pt" style:font-size-complex="10pt"/>
    </style:style>
    <style:style style:name="P2" style:family="paragraph" style:parent-style-name="Standard">
      <style:text-properties officeooo:rsid="0018d3ae" officeooo:paragraph-rsid="0018d3ae"/>
    </style:style>
    <style:style style:name="P3" style:family="paragraph" style:parent-style-name="Standard">
      <style:text-properties officeooo:rsid="0018d3ae" officeooo:paragraph-rsid="001ecc16"/>
    </style:style>
    <style:style style:name="P4" style:family="paragraph" style:parent-style-name="Standard">
      <style:text-properties officeooo:rsid="0018d3ae" officeooo:paragraph-rsid="0020a2f1"/>
    </style:style>
    <style:style style:name="P5" style:family="paragraph" style:parent-style-name="Standard">
      <style:paragraph-properties fo:text-align="center" style:justify-single-word="false"/>
      <style:text-properties officeooo:rsid="0018d3ae" officeooo:paragraph-rsid="001ecc16"/>
    </style:style>
    <style:style style:name="P6" style:family="paragraph" style:parent-style-name="Standard">
      <style:text-properties fo:font-weight="bold" officeooo:rsid="0018d3ae" officeooo:paragraph-rsid="001ecc16" style:font-weight-asian="bold" style:font-weight-complex="bold"/>
    </style:style>
    <style:style style:name="P7" style:family="paragraph" style:parent-style-name="Standard">
      <style:text-properties fo:font-weight="bold" officeooo:rsid="001ecc16" officeooo:paragraph-rsid="001ecc16" style:font-weight-asian="bold" style:font-weight-complex="bold"/>
    </style:style>
    <style:style style:name="P8" style:family="paragraph" style:parent-style-name="Standard">
      <style:text-properties fo:font-weight="bold" officeooo:rsid="00240b7a" officeooo:paragraph-rsid="00240b7a" style:font-weight-asian="bold" style:font-weight-complex="bold"/>
    </style:style>
    <style:style style:name="P9" style:family="paragraph" style:parent-style-name="Standard">
      <style:text-properties fo:font-weight="bold" officeooo:rsid="00240b7a" officeooo:paragraph-rsid="0027760f" style:font-weight-asian="bold" style:font-weight-complex="bold"/>
    </style:style>
    <style:style style:name="P10" style:family="paragraph" style:parent-style-name="Standard">
      <style:text-properties fo:font-weight="bold" officeooo:rsid="00240b7a" officeooo:paragraph-rsid="0028de87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2417ee" officeooo:paragraph-rsid="002417ee" style:font-weight-asian="bold" style:font-weight-complex="bold"/>
    </style:style>
    <style:style style:name="P13" style:family="paragraph" style:parent-style-name="Standard">
      <style:text-properties fo:font-weight="bold" officeooo:paragraph-rsid="002417ee" style:font-weight-asian="bold" style:font-weight-complex="bold"/>
    </style:style>
    <style:style style:name="P14" style:family="paragraph" style:parent-style-name="Standard">
      <style:text-properties fo:font-weight="bold" officeooo:paragraph-rsid="00249440" style:font-weight-asian="bold" style:font-weight-complex="bold"/>
    </style:style>
    <style:style style:name="P15" style:family="paragraph" style:parent-style-name="Standard">
      <style:text-properties fo:font-weight="bold" officeooo:rsid="0028de87" officeooo:paragraph-rsid="0028de87" style:font-weight-asian="bold" style:font-weight-complex="bold"/>
    </style:style>
    <style:style style:name="P16" style:family="paragraph" style:parent-style-name="Standard">
      <style:text-properties fo:font-variant="normal" fo:text-transform="none" fo:color="#212529" loext:opacity="100%" style:font-name="Inter" fo:font-size="16.5pt" fo:letter-spacing="normal" fo:font-style="normal" fo:font-weight="normal" officeooo:paragraph-rsid="00249440" style:font-weight-asian="bold" style:font-weight-complex="bold"/>
    </style:style>
    <style:style style:name="P17" style:family="paragraph" style:parent-style-name="Standard">
      <style:text-properties style:text-underline-style="none"/>
    </style:style>
    <style:style style:name="P18" style:family="paragraph" style:parent-style-name="Standard">
      <style:text-properties officeooo:paragraph-rsid="00249440"/>
    </style:style>
    <style:style style:name="P19" style:family="paragraph" style:parent-style-name="Standard">
      <style:text-properties fo:color="#2a6099" loext:opacity="100%"/>
    </style:style>
    <style:style style:name="P20" style:family="paragraph" style:parent-style-name="Standard">
      <style:text-properties officeooo:paragraph-rsid="002995b4"/>
    </style:style>
    <style:style style:name="P21" style:family="paragraph" style:parent-style-name="Table_20_Contents">
      <style:text-properties officeooo:rsid="0020a2f1" officeooo:paragraph-rsid="0020a2f1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0a2f1" officeooo:paragraph-rsid="0020a2f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italic" fo:font-weight="bold" officeooo:rsid="0018d3ae" officeooo:paragraph-rsid="0018d3a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officeooo:rsid="0021fd1c" officeooo:paragraph-rsid="0021fd1c"/>
    </style:style>
    <style:style style:name="P25" style:family="paragraph" style:parent-style-name="Table_20_Contents">
      <style:text-properties officeooo:rsid="00227bf6" officeooo:paragraph-rsid="00227bf6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officeooo:rsid="001d25f0"/>
    </style:style>
    <style:style style:name="T2" style:family="text">
      <style:text-properties officeooo:rsid="001eb5df"/>
    </style:style>
    <style:style style:name="T3" style:family="text">
      <style:text-properties officeooo:rsid="001ecc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c16" style:font-weight-asian="bold" style:font-weight-complex="bold"/>
    </style:style>
    <style:style style:name="T6" style:family="text">
      <style:text-properties officeooo:rsid="0021fd1c"/>
    </style:style>
    <style:style style:name="T7" style:family="text">
      <style:text-properties officeooo:rsid="00240b7a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27760f" style:font-size-asian="18pt" style:font-size-complex="18pt"/>
    </style:style>
    <style:style style:name="T10" style:family="text">
      <style:text-properties fo:font-size="10pt"/>
    </style:style>
    <style:style style:name="T11" style:family="text">
      <style:text-properties fo:font-size="10pt" fo:font-weight="bold" officeooo:rsid="00240b7a" style:font-weight-asian="bold" style:font-weight-complex="bold"/>
    </style:style>
    <style:style style:name="T12" style:family="text">
      <style:text-properties fo:color="#186429" loext:opacity="100%" style:text-line-through-style="none" style:text-line-through-type="none" style:text-underline-style="none" fo:font-weight="bold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3" style:family="text">
      <style:text-properties style:text-line-through-style="none" style:text-line-through-type="none" fo:font-size="12pt" style:text-underline-style="non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40b7a"/>
    </style:style>
    <style:style style:name="T16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7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8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8de87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9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normal" officeooo:rsid="0028de87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20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21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2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officeooo:rsid="00297cd1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3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officeooo:rsid="002995b4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24" style:family="text">
      <style:text-properties fo:font-variant="normal" fo:text-transform="none" fo:color="#186429" loext:opacity="100%" style:text-line-through-style="none" style:text-line-through-type="none" style:font-name="Inter" fo:font-size="12pt" fo:letter-spacing="normal" fo:font-style="normal" style:text-underline-style="none" fo:font-weight="bold" officeooo:rsid="002995b4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5" style:family="text">
      <style:text-properties fo:font-variant="normal" fo:text-transform="none" fo:color="#186429" loext:opacity="100%" style:text-line-through-style="none" style:text-line-through-type="none" style:font-name="Inter" fo:font-size="10pt" fo:letter-spacing="normal" fo:font-style="normal" style:text-underline-style="none" fo:font-weight="normal" officeooo:rsid="0028de87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6" style:family="text">
      <style:text-properties fo:font-variant="normal" fo:text-transform="none" fo:color="#186429" loext:opacity="100%" style:text-line-through-style="none" style:text-line-through-type="none" style:font-name="Inter" fo:font-size="10pt" fo:letter-spacing="normal" fo:font-style="normal" style:text-underline-style="none" fo:font-weight="normal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7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8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9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officeooo:rsid="0028de87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0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officeooo:rsid="0028de87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31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32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bold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3" style:family="text">
      <style:text-properties fo:font-variant="normal" fo:text-transform="none" fo:color="#212529" loext:opacity="100%" style:text-line-through-style="none" style:text-line-through-type="none" style:font-name="Inter" fo:font-size="10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4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5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officeooo:rsid="0028de87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6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style:text-blinking="false" fo:background-color="#d4edda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37" style:family="text">
      <style:text-properties fo:font-variant="normal" fo:text-transform="none" fo:color="#212529" loext:opacity="100%" style:font-name="Inter" fo:font-size="16.5pt" fo:letter-spacing="normal" fo:font-style="normal" fo:font-weight="normal"/>
    </style:style>
    <style:style style:name="T38" style:family="text">
      <style:text-properties fo:font-variant="normal" fo:text-transform="none" fo:color="#212529" loext:opacity="100%" style:font-name="Inter" fo:font-size="16.5pt" fo:letter-spacing="normal" fo:font-style="normal" fo:font-weight="normal" officeooo:rsid="00240b7a" style:font-weight-asian="bold" style:font-weight-complex="bold"/>
    </style:style>
    <style:style style:name="T39" style:family="text">
      <style:text-properties fo:color="#212529" loext:opacity="100%" style:text-line-through-style="none" style:text-line-through-type="none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40" style:family="text">
      <style:text-properties fo:font-size="16.5pt"/>
    </style:style>
    <style:style style:name="T41" style:family="text">
      <style:text-properties officeooo:rsid="0027760f"/>
    </style:style>
    <style:style style:name="T42" style:family="text">
      <style:text-properties officeooo:rsid="0028de87"/>
    </style:style>
    <style:style style:name="T4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LASIFICACIÓN </text:span><text:span text:style-name="T6">DE MÓDULOS</text:span><text:span text:style-name="T3"> POR USUARIOS :</text:span></text:p>
      <text:p text:style-name="P3"><text:span text:style-name="T4"/></text:p>
      <text:p text:style-name="P3"><text:span text:style-name="T4">Generales </text:span><text:span text:style-name="T5">Todos</text:span><text:span text:style-name="T4">: *</text:span></text:p>
      <text:p text:style-name="P4">Ventas <text:s/></text:p>
      <text:p text:style-name="P4">Inventario <text:span text:style-name="T2"><text:s/></text:span></text:p>
      <text:p text:style-name="P4">Contabilidad </text:p>
      <text:p text:style-name="P4">Contactos /<text:span text:style-name="T3">Empleados – por funcionalidad </text:span></text:p>
      <text:p text:style-name="P4">Gastos </text:p>
      <text:p text:style-name="P4">Calendario</text:p>
      <text:p text:style-name="P3">Documentos</text:p>
      <text:p text:style-name="P3">Conversaciones</text:p>
      <text:p text:style-name="P3">Notas </text:p>
      <text:p text:style-name="P3"/>
      <text:p text:style-name="P7">De uso especifico: °</text:p>
      <text:p text:style-name="P3">Fabricación – </text:p>
      <text:p text:style-name="P3">Compra – </text:p>
      <text:p text:style-name="P3">Punto de Venta – </text:p>
      <text:p text:style-name="P3">Servicio de Asistencia – </text:p>
      <text:p text:style-name="P3"><text:span text:style-name="T3">F</text:span>lota<text:span text:style-name="T2">s – </text:span></text:p>
      <text:p text:style-name="P3">Código de barras – </text:p>
      <text:p text:style-name="P3"/>
      <text:p text:style-name="P7">Marketing: °°</text:p>
      <text:p text:style-name="P3">Eventos-</text:p>
      <text:p text:style-name="P3">CRM – </text:p>
      <text:p text:style-name="P3">Sitio web –</text:p>
      <text:p text:style-name="P3">Automatización de <text:span text:style-name="T1">marketing </text:span></text:p>
      <text:p text:style-name="P3">Marketing por correo – </text:p>
      <text:p text:style-name="P3"/>
      <text:p text:style-name="P3"/>
      <text:p text:style-name="P7">Nadie los usa: **</text:p>
      <text:p text:style-name="P3">Proyecto – </text:p>
      <text:p text:style-name="P3">Tiempo Personal – </text:p>
      <text:p text:style-name="P3"/>
      <text:p text:style-name="P3"/>
      <text:p text:style-name="P6">Exclusivos de Administradores:*<text:span text:style-name="T3">**</text:span></text:p>
      <text:p text:style-name="P3">Empleados – </text:p>
      <text:p text:style-name="P3">Aplicaciones - </text:p>
      <text:p text:style-name="P3">Depuración de Datos - </text:p>
      <text:p text:style-name="P3">Ajustes – </text:p>
      <text:p text:style-name="P3">Fabricación – </text:p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a1" table:style-name="Tabla1">
        <table:table-column table:style-name="Tabla1.A" table:number-columns-repeated="3"/>
        <text:soft-page-break/>
        <table:table-row>
          <table:table-cell table:style-name="Tabla1.A1" table:number-columns-spanned="3" office:value-type="string">
            <text:p text:style-name="P23">RELACIÓN GENERAL DE CURSOS POR MODULO Y/O VIDEOS ÚTIL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2">Modulo </text:p>
          </table:table-cell>
          <table:table-cell table:style-name="Tabla1.A2" office:value-type="string">
            <text:p text:style-name="P22">Curso Odoo Involucrado</text:p>
          </table:table-cell>
          <table:table-cell table:style-name="Tabla1.C2" office:value-type="string">
            <text:p text:style-name="P22">Sugerencia de apoyo</text:p>
          </table:table-cell>
        </table:table-row>
        <table:table-row>
          <table:table-cell table:style-name="Tabla1.A2" office:value-type="string">
            <text:p text:style-name="P4">Ventas </text:p>
          </table:table-cell>
          <table:table-cell table:style-name="Tabla1.A2" office:value-type="string">
            <text:p text:style-name="P25">Sale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Inventario <text:span text:style-name="T2"><text:s/></text:span></text:p>
          </table:table-cell>
          <table:table-cell table:style-name="Tabla1.A2" office:value-type="string">
            <text:p text:style-name="P25">*Inventory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bilidad </text:p>
          </table:table-cell>
          <table:table-cell table:style-name="Tabla1.A2" office:value-type="string">
            <text:p text:style-name="P25">*Accounting and Invoicing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ctos /<text:span text:style-name="T3">Empleados</text:span></text:p>
          </table:table-cell>
          <table:table-cell table:style-name="Tabla1.A2" office:value-type="string">
            <text:p text:style-name="P2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Gast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6"><text:span text:style-name="T7">Muy Breve -- </text:span><text:a xlink:type="simple" xlink:href="https://www.youtube.com/watch?v=1raVJEHLqQA" text:style-name="Internet_20_link" text:visited-style-name="Visited_20_Internet_20_Link">https://www.youtube.com/watch?v=1raVJEHLqQA</text:a></text:p>
            <text:p text:style-name="P26"/>
            <text:p text:style-name="P26"><text:span text:style-name="T7">Vauxoo -- </text:span><text:a xlink:type="simple" xlink:href="https://www.youtube.com/watch?v=0IJ_m7xAvMA" text:style-name="Internet_20_link" text:visited-style-name="Visited_20_Internet_20_Link">https://www.youtube.com/watch?v=0IJ_m7xAvMA</text:a></text:p>
            <text:p text:style-name="P26"/>
          </table:table-cell>
        </table:table-row>
        <table:table-row>
          <table:table-cell table:style-name="Tabla1.A2" office:value-type="string">
            <text:p text:style-name="P4">Calendario</text:p>
          </table:table-cell>
          <table:table-cell table:style-name="Tabla1.A2" office:value-type="string">
            <text:p text:style-name="P2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Documentos</text:p>
          </table:table-cell>
          <table:table-cell table:style-name="Tabla1.A2" office:value-type="string">
            <text:p text:style-name="P25">Documents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versacione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Nota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mpra</text:p>
          </table:table-cell>
          <table:table-cell table:style-name="Tabla1.A2" office:value-type="string">
            <text:p text:style-name="P25">*Purchas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Punto de Venta</text:p>
          </table:table-cell>
          <table:table-cell table:style-name="Tabla1.A2" office:value-type="string">
            <text:p text:style-name="P25">Point of Sal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Servicio de Asistencia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<text:span text:style-name="T3">F</text:span>lot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ódigo de barra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1">Fabricación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A2" office:value-type="string">
            <text:p text:style-name="P25">*Proyect &amp; Timeshee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Tiempo Personal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Eventos</text:p>
          </table:table-cell>
          <table:table-cell table:style-name="Tabla1.A2" office:value-type="string">
            <text:p text:style-name="P25">*Even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CRM</text:p>
          </table:table-cell>
          <table:table-cell table:style-name="Tabla1.A2" office:value-type="string">
            <text:p text:style-name="P25">*CRM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Sitio web</text:p>
          </table:table-cell>
          <table:table-cell table:style-name="Tabla1.A2" office:value-type="string">
            <text:p text:style-name="P25">WebSit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Automatización de marketin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4">Marketing por corre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Modulo: <text:span text:style-name="T8">Ventas</text:span> <text:s text:c="94"/>Odoo Tutorials: Sales</text:p>
      <text:p text:style-name="P8"><text:s text:c="79"/>Link : <text:a xlink:type="simple" xlink:href="https://www.odoo.com/es_ES/slides/sales-17" text:style-name="Internet_20_link" text:visited-style-name="Visited_20_Internet_20_Link">https://www.odoo.com/es_ES/slides/sales-17</text:a> </text:p>
      <text:p text:style-name="P8"/>
      <text:p text:style-name="P8">Conceptos básicos de ventas y su primera cotización.</text:p>
      <text:p text:style-name="Standard">1.¿Cómo puedo crear secciones para estructurar mis cotizaciones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directamente en la cotización</text:span></text:a><text:span text:style-name="T15">*</text:span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al crear la factur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cuando envíe la cotización al cliente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Configurándolo en la configuración de la aplicación de ventas.</text:span></text:a></text:p>
      <text:p text:style-name="P17"/>
      <text:p text:style-name="Standard">2.¿Es cierto que los pedidos de venta enviados por correo electrónico se pueden encontrar en el chat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N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í</text:span></text:a><text:span text:style-name="T15">*</text:span></text:p>
      <text:p text:style-name="P17"/>
      <text:p text:style-name="Standard">3.¿El envío de la cotización por correo electrónico la convierte en una orden de venta?<text:a xlink:type="simple" xlink:href="https://www.odoo.com/es_ES/slides/slide/sales-basics-and-your-first-quotation-610?fullscreen=1&amp;quiz=1#" text:style-name="Internet_20_link" text:visited-style-name="Visited_20_Internet_20_Link"><text:line-break/><text:span text:style-name="T14">Sí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í, pero solo si el cliente abre el corre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N</text:span><text:span text:style-name="T15">o*</text:span></text:a></text:p>
      <text:p text:style-name="Standard"/>
      <text:p text:style-name="Standard">4.¿Qué tipo de fórmulas podemos hacer directamente en los campos numéricos de la cotización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um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ustrac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Multiplica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Divis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Todos ellos</text:span></text:a><text:span text:style-name="T15">*</text:span></text:p>
      <text:p text:style-name="Standard"><text:span text:style-name="T15"/></text:p>
      <text:p text:style-name="P11">Variantes de productos</text:p>
      <text:p text:style-name="Standard">1.¿Es posible establecer un precio diferente para cada variante?</text:p>
      <text:p text:style-name="P19">Sí *</text:p>
      <text:p text:style-name="P19">No</text:p>
      <text:p text:style-name="Standard"/>
      <text:p text:style-name="Standard">2.¿Cuáles son los diferentes tipos de atributos?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Radi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Cheque, Radio, Selección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Radio, Seleccionar, Color</text:a><text:span text:style-name="T14"> *</text:span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Comprobar, Color, Booleano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Boolean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Booleano, Radio, Seleccionar</text:span></text:a></text:p>
      <text:p text:style-name="P12"/>
      <text:p text:style-name="P18">3.Si tengo dos atributos, uno con 3 artículos, el otro con 4, ¿cuántas variantes tendrá mi producto?<text:a xlink:type="simple" xlink:href="https://www.odoo.com/es_ES/slides/slide/product-variants-611?fullscreen=1&amp;quiz=1#" text:style-name="Internet_20_link" text:visited-style-name="Visited_20_Internet_20_Link"><text:line-break/>3</text:a></text:p>
      <text:p text:style-name="Standard"><text:a xlink:type="simple" xlink:href="https://www.odoo.com/es_ES/slides/slide/product-variants-611?fullscreen=1&amp;quiz=1#" text:style-name="Internet_20_link" text:visited-style-name="Visited_20_Internet_20_Link">4</text:a></text:p>
      <text:p text:style-name="Standard"><text:a xlink:type="simple" xlink:href="https://www.odoo.com/es_ES/slides/slide/product-variants-611?fullscreen=1&amp;quiz=1#" text:style-name="Internet_20_link" text:visited-style-name="Visited_20_Internet_20_Link">7</text:a></text:p>
      <text:p text:style-name="Standard"><text:a xlink:type="simple" xlink:href="https://www.odoo.com/es_ES/slides/slide/product-variants-611?fullscreen=1&amp;quiz=1#" text:style-name="Internet_20_link" text:visited-style-name="Visited_20_Internet_20_Link">12</text:a>*</text:p>
      <text:p text:style-name="Standard"><text:a xlink:type="simple" xlink:href="https://www.odoo.com/es_ES/slides/slide/product-variants-611?fullscreen=1&amp;quiz=1#" text:style-name="Internet_20_link" text:visited-style-name="Visited_20_Internet_20_Link">15</text:a></text:p>
      <text:p text:style-name="Standard"><text:a xlink:type="simple" xlink:href="https://www.odoo.com/es_ES/slides/slide/product-variants-611?fullscreen=1&amp;quiz=1#" text:style-name="Internet_20_link" text:visited-style-name="Visited_20_Internet_20_Link">17</text:a></text:p>
      <text:p text:style-name="P11"><text:soft-page-break/>Cotización en línea</text:p>
      <text:p text:style-name="Standard">1.¿La cotización en línea permite aumentar las ventas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<text:span text:style-name="T14">Sí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No</text:a><text:span text:style-name="T14">*</text:span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14">Solo en el entorno de prueba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14">Solo en el entorno de producción.</text:span></text:a></text:p>
      <text:p text:style-name="Standard"/>
      <text:p text:style-name="Standard">2.¿Puedo realizar ventas cruzadas en mis cotizaciones en línea?</text:p>
      <text:p text:style-name="Standard"><text:a xlink:type="simple" xlink:href="https://www.odoo.com/es_ES/slides/slide/online-quotation-612?fullscreen=1&amp;quiz=1#" text:style-name="Internet_20_link" text:visited-style-name="Visited_20_Internet_20_Link">Sí</text:a>*</text:p>
      <text:p text:style-name="Standard"><text:a xlink:type="simple" xlink:href="https://www.odoo.com/es_ES/slides/slide/online-quotation-612?fullscreen=1&amp;quiz=1#" text:style-name="Internet_20_link" text:visited-style-name="Visited_20_Internet_20_Link">Solo con la aplicación de comercio electrónico instalada</text:a></text:p>
      <text:p text:style-name="Standard"><text:a xlink:type="simple" xlink:href="https://www.odoo.com/es_ES/slides/slide/online-quotation-612?fullscreen=1&amp;quiz=1#" text:style-name="Internet_20_link" text:visited-style-name="Visited_20_Internet_20_Link">Solo en el entorno de producción.</text:a></text:p>
      <text:p text:style-name="Standard"><text:a xlink:type="simple" xlink:href="https://www.odoo.com/es_ES/slides/slide/online-quotation-612?fullscreen=1&amp;quiz=1#" text:style-name="Internet_20_link" text:visited-style-name="Visited_20_Internet_20_Link">No</text:a></text:p>
      <text:p text:style-name="Standard"><text:span text:style-name="T12"/></text:p>
      <text:p text:style-name="Standard">3.¿Qué permite la cotización en línea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Para firmar en línea</text:a></text:p>
      <text:p text:style-name="Standard">P<text:a xlink:type="simple" xlink:href="https://www.odoo.com/es_ES/slides/slide/online-quotation-612?fullscreen=1&amp;quiz=1#" text:style-name="Internet_20_link" text:visited-style-name="Visited_20_Internet_20_Link">ara pagar en línea</text:a></text:p>
      <text:p text:style-name="Standard"><text:a xlink:type="simple" xlink:href="https://www.odoo.com/es_ES/slides/slide/online-quotation-612?fullscreen=1&amp;quiz=1#" text:style-name="Internet_20_link" text:visited-style-name="Visited_20_Internet_20_Link">Ambos</text:a>*</text:p>
      <text:p text:style-name="Standard"><text:a xlink:type="simple" xlink:href="https://www.odoo.com/es_ES/slides/slide/online-quotation-612?fullscreen=1&amp;quiz=1#" text:style-name="Internet_20_link" text:visited-style-name="Visited_20_Internet_20_Link">Ninguna de las anteriores</text:a></text:p>
      <text:p text:style-name="Standard"/>
      <text:p text:style-name="P11">Precios de entrega</text:p>
      <text:p text:style-name="Standard">1.¿Cuáles son los gastos de envío predeterminados cuando agrego los gastos de envío?</text:p>
      <text:p text:style-name="Standard">0*<text:a xlink:type="simple" xlink:href="https://www.odoo.com/es_ES/slides/slide/delivery-prices-613?fullscreen=1&amp;quiz=1#" text:style-name="Internet_20_link" text:visited-style-name="Visited_20_Internet_20_Link"><text:line-break/>5</text:a></text:p>
      <text:p text:style-name="Standard"><text:a xlink:type="simple" xlink:href="https://www.odoo.com/es_ES/slides/slide/delivery-prices-613?fullscreen=1&amp;quiz=1#" text:style-name="Internet_20_link" text:visited-style-name="Visited_20_Internet_20_Link">60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no crea un método de envío predeterminado, incluidos los gastos de envío</text:a></text:p>
      <text:p text:style-name="Standard"/>
      <text:p text:style-name="Standard">2.Quiero que mi cliente pague $20 si el peso del pedido supera los 5 kg y $10 si no. ¿Qué puedo hacer?</text:p>
      <text:p text:style-name="Standard"><text:a xlink:type="simple" xlink:href="https://www.odoo.com/es_ES/slides/slide/delivery-prices-613?fullscreen=1&amp;quiz=1#" text:style-name="Internet_20_link" text:visited-style-name="Visited_20_Internet_20_Link"><text:line-break/>Puede utilizar un método de envío basado en reglas con dos condiciones.</text:a>*</text:p>
      <text:p text:style-name="Standard"><text:a xlink:type="simple" xlink:href="https://www.odoo.com/es_ES/slides/slide/delivery-prices-613?fullscreen=1&amp;quiz=1#" text:style-name="Internet_20_link" text:visited-style-name="Visited_20_Internet_20_Link">Puede utilizar un método de envío basado en reglas con una condición.</text:a></text:p>
      <text:p text:style-name="Standard"><text:a xlink:type="simple" xlink:href="https://www.odoo.com/es_ES/slides/slide/delivery-prices-613?fullscreen=1&amp;quiz=1#" text:style-name="Internet_20_link" text:visited-style-name="Visited_20_Internet_20_Link">Puede crear dos métodos de envío diferentes, cada conjunto con su propio precio y peso.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lo hace automáticamente.</text:a></text:p>
      <text:p text:style-name="P13"><text:span text:style-name="T27"/></text:p>
      <text:p text:style-name="P11">Plazos de entrega</text:p>
      <text:p text:style-name="Standard">1.¿Cuál es el impacto de agregar 2 días en el tiempo de entrega del cliente?<text:a xlink:type="simple" xlink:href="https://www.odoo.com/es_ES/slides/slide/delivery-lead-times-614?fullscreen=1&amp;quiz=1#" text:style-name="Internet_20_link" text:visited-style-name="Visited_20_Internet_20_Link"><text:line-break/>El cliente dispondrá de dos días extra para validar su cotización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antes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después.</text:a>*</text:p>
      <text:p text:style-name="Standard"/>
      <text:p text:style-name="Standard">2.Tengo un plazo de entrega del cliente de 15 días. ¿Cuál será la fecha prevista para la entrega si la fecha de confirmación es el 23/01?</text:p>
      <text:p text:style-name="Standard"><text:a xlink:type="simple" xlink:href="https://www.odoo.com/es_ES/slides/slide/delivery-lead-times-614?fullscreen=1&amp;quiz=1#" text:style-name="Internet_20_link" text:visited-style-name="Visited_20_Internet_20_Link">02/07</text:a>*</text:p>
      <text:p text:style-name="Standard"><text:a xlink:type="simple" xlink:href="https://www.odoo.com/es_ES/slides/slide/delivery-lead-times-614?fullscreen=1&amp;quiz=1#" text:style-name="Internet_20_link" text:visited-style-name="Visited_20_Internet_20_Link">02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2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<text:soft-page-break/>01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7</text:a></text:p>
      <text:p text:style-name="Standard"/>
      <text:p text:style-name="P11">Envío directo</text:p>
      <text:p text:style-name="Standard">1.¿Necesito instalar la aplicación de compras para usar la función Dropshipping?</text:p>
      <text:p text:style-name="Standard">No</text:p>
      <text:p text:style-name="Standard">Sí*</text:p>
      <text:p text:style-name="Standard"/>
      <text:p text:style-name="Standard">2.Cuando confirmo una cotización con un producto dropshipping, ¿cuál será el estado de la cotización?</text:p>
      <text:p text:style-name="Standard"><text:a xlink:type="simple" xlink:href="https://www.odoo.com/es_ES/slides/slide/dropshipping-617?fullscreen=1&amp;quiz=1#" text:style-name="Internet_20_link" text:visited-style-name="Visited_20_Internet_20_Link">Esperando Otra Operación</text:a></text:p>
      <text:p text:style-name="Standard"><text:a xlink:type="simple" xlink:href="https://www.odoo.com/es_ES/slides/slide/dropshipping-617?fullscreen=1&amp;quiz=1#" text:style-name="Internet_20_link" text:visited-style-name="Visited_20_Internet_20_Link">Cotización</text:a></text:p>
      <text:p text:style-name="Standard"><text:a xlink:type="simple" xlink:href="https://www.odoo.com/es_ES/slides/slide/dropshipping-617?fullscreen=1&amp;quiz=1#" text:style-name="Internet_20_link" text:visited-style-name="Visited_20_Internet_20_Link">Órdenes de venta</text:a>*</text:p>
      <text:p text:style-name="Standard"><text:a xlink:type="simple" xlink:href="https://www.odoo.com/es_ES/slides/slide/dropshipping-617?fullscreen=1&amp;quiz=1#" text:style-name="Internet_20_link" text:visited-style-name="Visited_20_Internet_20_Link">Orden de compra</text:a></text:p>
      <text:p text:style-name="Standard"><text:span text:style-name="T39"/></text:p>
      <text:p text:style-name="Standard">3.¿Qué pasará cuando reciba el producto del dropshipping en la orden de compra?</text:p>
      <text:p text:style-name="Standard"><text:a xlink:type="simple" xlink:href="https://www.odoo.com/es_ES/slides/slide/dropshipping-617?fullscreen=1&amp;quiz=1#" text:style-name="Internet_20_link" text:visited-style-name="Visited_20_Internet_20_Link">La entrega se moverá automáticamente a "Listo".</text:a>*</text:p>
      <text:p text:style-name="Standard"><text:a xlink:type="simple" xlink:href="https://www.odoo.com/es_ES/slides/slide/dropshipping-617?fullscreen=1&amp;quiz=1#" text:style-name="Internet_20_link" text:visited-style-name="Visited_20_Internet_20_Link">Tendrás que entregar el producto.</text:a></text:p>
      <text:p text:style-name="Standard"><text:a xlink:type="simple" xlink:href="https://www.odoo.com/es_ES/slides/slide/dropshipping-617?fullscreen=1&amp;quiz=1#" text:style-name="Internet_20_link" text:visited-style-name="Visited_20_Internet_20_Link">Necesitas actualizar tu stock</text:a></text:p>
      <text:p text:style-name="Standard"><text:span text:style-name="T12"/></text:p>
      <text:p text:style-name="Standard">4.¿Dónde puedo activar esta función de Dropshipping?<text:a xlink:type="simple" xlink:href="https://www.odoo.com/es_ES/slides/slide/dropshipping-617?fullscreen=1&amp;quiz=1#" text:style-name="Internet_20_link" text:visited-style-name="Visited_20_Internet_20_Link"><text:line-break/>En los ajustes de la configuración de la aplicación Ventas</text:a></text:p>
      <text:p text:style-name="Standard"><text:a xlink:type="simple" xlink:href="https://www.odoo.com/es_ES/slides/slide/dropshipping-617?fullscreen=1&amp;quiz=1#" text:style-name="Internet_20_link" text:visited-style-name="Visited_20_Internet_20_Link">En los ajustes de la configuración de la aplicación de Compra</text:a>*</text:p>
      <text:p text:style-name="Standard"><text:a xlink:type="simple" xlink:href="https://www.odoo.com/es_ES/slides/slide/dropshipping-617?fullscreen=1&amp;quiz=1#" text:style-name="Internet_20_link" text:visited-style-name="Visited_20_Internet_20_Link">En la configuración general</text:a></text:p>
      <text:p text:style-name="Standard"><text:a xlink:type="simple" xlink:href="https://www.odoo.com/es_ES/slides/slide/dropshipping-617?fullscreen=1&amp;quiz=1#" text:style-name="Internet_20_link" text:visited-style-name="Visited_20_Internet_20_Link">Todo lo anterior</text:a></text:p>
      <text:p text:style-name="Standard"><text:a xlink:type="simple" xlink:href="https://www.odoo.com/es_ES/slides/slide/dropshipping-617?fullscreen=1&amp;quiz=1#" text:style-name="Internet_20_link" text:visited-style-name="Visited_20_Internet_20_Link">Ninguno de los anteriores</text:a></text:p>
      <text:p text:style-name="P16"><text:span text:style-name="T13"/></text:p>
      <text:p text:style-name="P11">Listas de precios – Múltiples</text:p>
      <text:p text:style-name="Standard">1.¿Puedo mostrar los descuentos que doy a mis clientes?</text:p>
      <text:p text:style-name="Standard">Sí*<text:a xlink:type="simple" xlink:href="https://www.odoo.com/es_ES/slides/slide/pricelists-multiple-615?fullscreen=1&amp;quiz=1#" text:style-name="Internet_20_link" text:visited-style-name="Visited_20_Internet_20_Link"><text:line-break/>N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todos los productos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una categoría de productos</text:a></text:p>
      <text:p text:style-name="P14"><text:span text:style-name="T34"/></text:p>
      <text:p text:style-name="Standard">2.¿Cómo puedo configurar mis listas de precios para que se utilicen automáticamente en las cotizaciones?</text:p>
      <text:p text:style-name="Standard"><text:a xlink:type="simple" xlink:href="https://www.odoo.com/es_ES/slides/slide/pricelists-multiple-615?fullscreen=1&amp;quiz=1#" text:style-name="Internet_20_link" text:visited-style-name="Visited_20_Internet_20_Link">Al agregar la lista de precios a un conta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Debe agregar un precio para la lista de precios en el formulario del producto y hacer referencia a la lista de precios en un formulario de contacto</text:a>*</text:p>
      <text:p text:style-name="Standard"><text:a xlink:type="simple" xlink:href="https://www.odoo.com/es_ES/slides/slide/pricelists-multiple-615?fullscreen=1&amp;quiz=1#" text:style-name="Internet_20_link" text:visited-style-name="Visited_20_Internet_20_Link">no puedes hacer es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gregando un precio para ellos en un formulario de produ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ñadiendo un precio por ellos en el formulario de contacto</text:a></text:p>
      <text:p text:style-name="P14"><text:span text:style-name="T27"/></text:p>
      <text:p text:style-name="P11">Listas de precios – Calculadas</text:p>
      <text:p text:style-name="Standard"><text:soft-page-break/>1.¿Puedo decidir establecer una cantidad mínima para aplicar un descuento basado en una lista de precios?<text:a xlink:type="simple" xlink:href="https://www.odoo.com/es_ES/slides/slide/pricelists-computed-616?fullscreen=1&amp;quiz=1#" text:style-name="Internet_20_link" text:visited-style-name="Visited_20_Internet_20_Link"><text:line-break/>Sí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No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on listas de precios estándar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uando se utiliza una lista de precios basada en el peso</text:a></text:p>
      <text:p text:style-name="Standard"/>
      <text:p text:style-name="Standard">2.¿Cómo puedo definir una lista de precios solo para EE. UU.?</text:p>
      <text:p text:style-name="Standard">Al<text:a xlink:type="simple" xlink:href="https://www.odoo.com/es_ES/slides/slide/pricelists-computed-616?fullscreen=1&amp;quiz=1#" text:style-name="Internet_20_link" text:visited-style-name="Visited_20_Internet_20_Link"> agregar EE. UU. a los países limita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grupos de países de la lista de precios.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países restringi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gregando US al código promocional de la lista de precios.</text:a></text:p>
      <text:p text:style-name="Standard"/>
      <text:p text:style-name="Standard"/>
      <text:p text:style-name="P9">Modulo: <text:span text:style-name="T9">Compra</text:span><text:span text:style-name="T8">s</text:span> <text:s text:c="82"/>Odoo Tutorials: <text:span text:style-name="T41">Purchase</text:span></text:p>
      <text:p text:style-name="P10"><text:s text:c="72"/>Link : <text:a xlink:type="simple" xlink:href="https://www.odoo.com/es_ES/slides/purchase-23" text:style-name="Internet_20_link" text:visited-style-name="Visited_20_Internet_20_Link">https://www.odoo.com/es_ES/slides/purchase-23</text:a></text:p>
      <text:p text:style-name="P10"/>
      <text:p text:style-name="P10">Conceptos básicos de <text:span text:style-name="T42">compras y su primera solicitud de cotización </text:span></text:p>
      <text:p text:style-name="Standard">1.¿Qué debo hacer si recibo mis productos del mismo proveedor en dos entregas separadas?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Odoo no tiene en cuenta las entregas divididas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Debe crear un pedido pendiente en la primera recepción</text:a>*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Debe hacer clic en el botón "sin pedidos pendientes" después de la recepción de la primera entrega</text:a></text:p>
      <text:p text:style-name="Standard"/>
      <text:p text:style-name="Standard">2.¿Puede confirmar una solicitud de cotización después de que haya pasado la fecha límite?<text:a xlink:type="simple" xlink:href="https://www.odoo.com/es_ES/slides/slide/purchase-basics-and-your-first-request-for-quotation-623?fullscreen=1&amp;quiz=1#" text:style-name="Internet_20_link" text:visited-style-name="Visited_20_Internet_20_Link"><text:line-break/>Sí</text:a>*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No, porque la solicitud de cotización se cancela automáticamente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No, porque la solicitud de cotización se archiva automáticamente.</text:a></text:p>
      <text:p text:style-name="Standard"/>
      <text:p text:style-name="Standard">3.¿Cuándo puede crear una factura para una orden de compra que contenga productos con su política de control de facturas establecida en "en cantidades recibidas"?<text:a xlink:type="simple" xlink:href="https://www.odoo.com/es_ES/slides/slide/purchase-basics-and-your-first-request-for-quotation-623?fullscreen=1&amp;quiz=1#" text:style-name="Internet_20_link" text:visited-style-name="Visited_20_Internet_20_Link"><text:line-break/>Tan pronto como cree la solicitud de cotización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 confirmado la orden de compra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s recibido todos los productos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 recibido algunos (o todos) de los productos.</text:a>*</text:p>
      <text:p text:style-name="Standard"/>
      <text:p text:style-name="P15">Plazos de entrega de la compra</text:p>
      <text:p text:style-name="Standard">1.La fecha de entrega de mi proveedor es de 10 días. ¿Cuál será la fecha prevista de entrega si pido algo el 15/04?<text:a xlink:type="simple" xlink:href="https://www.odoo.com/es_ES/slides/slide/purchase-lead-times-624?fullscreen=1&amp;quiz=1#" text:style-name="Internet_20_link" text:visited-style-name="Visited_20_Internet_20_Link"><text:line-break/>04/05</text:a></text:p>
      <text:p text:style-name="Standard"><text:a xlink:type="simple" xlink:href="https://www.odoo.com/es_ES/slides/slide/purchase-lead-times-624?fullscreen=1&amp;quiz=1#" text:style-name="Internet_20_link" text:visited-style-name="Visited_20_Internet_20_Link">04/25</text:a>*</text:p>
      <text:p text:style-name="Standard"><text:a xlink:type="simple" xlink:href="https://www.odoo.com/es_ES/slides/slide/purchase-lead-times-624?fullscreen=1&amp;quiz=1#" text:style-name="Internet_20_link" text:visited-style-name="Visited_20_Internet_20_Link">04/26</text:a></text:p>
      <text:p text:style-name="Standard"><text:a xlink:type="simple" xlink:href="https://www.odoo.com/es_ES/slides/slide/purchase-lead-times-624?fullscreen=1&amp;quiz=1#" text:style-name="Internet_20_link" text:visited-style-name="Visited_20_Internet_20_Link">04/06</text:a></text:p>
      <text:p text:style-name="Standard"/>
      <text:p text:style-name="Standard"/>
      <text:p text:style-name="Standard">2.Además del plazo de entrega de la compra, ¿existen otros plazos de entrega?</text:p>
      <text:p text:style-name="Standard">No</text:p>
      <text:p text:style-name="Standard"><text:soft-page-break/>Sí*</text:p>
      <text:p text:style-name="Standard"/>
      <text:p text:style-name="Standard">3.¿Dónde veré la fecha programada de una compra por primera vez?<text:a xlink:type="simple" xlink:href="https://www.odoo.com/es_ES/slides/slide/purchase-lead-times-624?fullscreen=1&amp;quiz=1#" text:style-name="Internet_20_link" text:visited-style-name="Visited_20_Internet_20_Link"><text:line-break/>Sobre la Orden de Compra.</text:a></text:p>
      <text:p text:style-name="Standard"><text:a xlink:type="simple" xlink:href="https://www.odoo.com/es_ES/slides/slide/purchase-lead-times-624?fullscreen=1&amp;quiz=1#" text:style-name="Internet_20_link" text:visited-style-name="Visited_20_Internet_20_Link">En el formulario de Entrega.</text:a></text:p>
      <text:p text:style-name="Standard"><text:a xlink:type="simple" xlink:href="https://www.odoo.com/es_ES/slides/slide/purchase-lead-times-624?fullscreen=1&amp;quiz=1#" text:style-name="Internet_20_link" text:visited-style-name="Visited_20_Internet_20_Link">Sobre la Solicitud de Cotización.</text:a>*</text:p>
      <text:p text:style-name="Standard"><text:a xlink:type="simple" xlink:href="https://www.odoo.com/es_ES/slides/slide/purchase-lead-times-624?fullscreen=1&amp;quiz=1#" text:style-name="Internet_20_link" text:visited-style-name="Visited_20_Internet_20_Link">En el formulario de proveedor.</text:a></text:p>
      <text:p text:style-name="P15"><text:span text:style-name="T27"/></text:p>
      <text:p text:style-name="P15">Reglas de reordenamiento </text:p>
      <text:p text:style-name="Standard">1.He creado una regla de reordenamiento con un stock mínimo de 5 unidades y un máximo de 10 unidades.Cuando se activa la regla de reordenación, ¿cuántas unidades ordenará?</text:p>
      <text:p text:style-name="Standard"><text:a xlink:type="simple" xlink:href="https://www.odoo.com/es_ES/slides/slide/reordering-rules-625?fullscreen=1&amp;quiz=1#" text:style-name="Internet_20_link" text:visited-style-name="Visited_20_Internet_20_Link">Tanto como necesites para que tengas un mínimo de 5 unidades en stock</text:a></text:p>
      <text:p text:style-name="Standard"><text:a xlink:type="simple" xlink:href="https://www.odoo.com/es_ES/slides/slide/reordering-rules-625?fullscreen=1&amp;quiz=1#" text:style-name="Internet_20_link" text:visited-style-name="Visited_20_Internet_20_Link">Siempre pedirá entre 5 y 10 unidades</text:a></text:p>
      <text:p text:style-name="Standard"><text:a xlink:type="simple" xlink:href="https://www.odoo.com/es_ES/slides/slide/reordering-rules-625?fullscreen=1&amp;quiz=1#" text:style-name="Internet_20_link" text:visited-style-name="Visited_20_Internet_20_Link">Tanto como necesites para que tengas 10 unidades en stock</text:a>*</text:p>
      <text:p text:style-name="Standard"><text:a xlink:type="simple" xlink:href="https://www.odoo.com/es_ES/slides/slide/reordering-rules-625?fullscreen=1&amp;quiz=1#" text:style-name="Internet_20_link" text:visited-style-name="Visited_20_Internet_20_Link">Siempre pedirá 10 unidades.</text:a></text:p>
      <text:p text:style-name="Standard"/>
      <text:p text:style-name="Standard">2.¿Se pueden crear reglas de reordenación en productos de tipo servicio?</text:p>
      <text:p text:style-name="Standard"><text:a xlink:type="simple" xlink:href="https://www.odoo.com/es_ES/slides/slide/reordering-rules-625?fullscreen=1&amp;quiz=1#" text:style-name="Internet_20_link" text:visited-style-name="Visited_20_Internet_20_Link">Sí</text:a></text:p>
      <text:p text:style-name="Standard"><text:a xlink:type="simple" xlink:href="https://www.odoo.com/es_ES/slides/slide/reordering-rules-625?fullscreen=1&amp;quiz=1#" text:style-name="Internet_20_link" text:visited-style-name="Visited_20_Internet_20_Link">No</text:a>*</text:p>
      <text:p text:style-name="Standard"/>
      <text:p text:style-name="Standard">3.¿Se pueden crear reglas de reordenación en productos de tipo consumible?</text:p>
      <text:p text:style-name="Standard"><text:a xlink:type="simple" xlink:href="https://www.odoo.com/es_ES/slides/slide/reordering-rules-625?fullscreen=1&amp;quiz=1#" text:style-name="Internet_20_link" text:visited-style-name="Visited_20_Internet_20_Link">Sí</text:a></text:p>
      <text:p text:style-name="Standard"><text:a xlink:type="simple" xlink:href="https://www.odoo.com/es_ES/slides/slide/reordering-rules-625?fullscreen=1&amp;quiz=1#" text:style-name="Internet_20_link" text:visited-style-name="Visited_20_Internet_20_Link">No</text:a>*</text:p>
      <text:p text:style-name="Standard"><text:a xlink:type="simple" xlink:href="https://www.odoo.com/es_ES/slides/slide/reordering-rules-625?fullscreen=1&amp;quiz=1#" text:style-name="Internet_20_link" text:visited-style-name="Visited_20_Internet_20_Link">Solo si están relacionados con un Punto de Venta</text:a></text:p>
      <text:p text:style-name="Standard"/>
      <text:p text:style-name="P15">Llamar a la licitación</text:p>
      <text:p text:style-name="Standard">1.¿Es posible seleccionar varias solicitudes de cotización cuando se utiliza la función de licitación?</text:p>
      <text:p text:style-name="Standard"><text:a xlink:type="simple" xlink:href="https://www.odoo.com/es_ES/slides/slide/call-for-tenders-626?fullscreen=1&amp;quiz=1#" text:style-name="Internet_20_link" text:visited-style-name="Visited_20_Internet_20_Link">Sí</text:a>*</text:p>
      <text:p text:style-name="Standard"><text:a xlink:type="simple" xlink:href="https://www.odoo.com/es_ES/slides/slide/call-for-tenders-626?fullscreen=1&amp;quiz=1#" text:style-name="Internet_20_link" text:visited-style-name="Visited_20_Internet_20_Link">No</text:a></text:p>
      <text:p text:style-name="Standard"/>
      <text:p text:style-name="Standard">2.¿Cuál será el estado de los pedidos no seleccionados en una licitación "exclusiva"?</text:p>
      <text:p text:style-name="Standard"><text:a xlink:type="simple" xlink:href="https://www.odoo.com/es_ES/slides/slide/call-for-tenders-626?fullscreen=1&amp;quiz=1#" text:style-name="Internet_20_link" text:visited-style-name="Visited_20_Internet_20_Link">Espera</text:a></text:p>
      <text:p text:style-name="Standard"><text:a xlink:type="simple" xlink:href="https://www.odoo.com/es_ES/slides/slide/call-for-tenders-626?fullscreen=1&amp;quiz=1#" text:style-name="Internet_20_link" text:visited-style-name="Visited_20_Internet_20_Link">Cancelado</text:a>*</text:p>
      <text:p text:style-name="Standard"><text:a xlink:type="simple" xlink:href="https://www.odoo.com/es_ES/slides/slide/call-for-tenders-626?fullscreen=1&amp;quiz=1#" text:style-name="Internet_20_link" text:visited-style-name="Visited_20_Internet_20_Link">Orden de compra</text:a></text:p>
      <text:p text:style-name="P20"><text:a xlink:type="simple" xlink:href="https://www.odoo.com/es_ES/slides/slide/call-for-tenders-626?fullscreen=1&amp;quiz=1#" text:style-name="Internet_20_link" text:visited-style-name="Visited_20_Internet_20_Link">Archivado</text:a></text:p>
      <text:p text:style-name="P20"><text:a xlink:type="simple" xlink:href="https://www.odoo.com/es_ES/slides/slide/call-for-tenders-626?fullscreen=1&amp;quiz=1#" text:style-name="Internet_20_link" text:visited-style-name="Visited_20_Internet_20_Link">Rechazado</text:a></text:p>
      <text:p text:style-name="Standard"/>
      <text:p text:style-name="Standard">3.¿Es cierto decir que "Órdenes generales" es otro nombre para "Convocatoria de licitación"?</text:p>
      <text:p text:style-name="Standard"><text:a xlink:type="simple" xlink:href="https://www.odoo.com/es_ES/slides/slide/call-for-tenders-626?fullscreen=1&amp;quiz=1#" text:style-name="Internet_20_link" text:visited-style-name="Visited_20_Internet_20_Link">No</text:a>*</text:p>
      <text:p text:style-name="Standard"><text:a xlink:type="simple" xlink:href="https://www.odoo.com/es_ES/slides/slide/call-for-tenders-626?fullscreen=1&amp;quiz=1#" text:style-name="Internet_20_link" text:visited-style-name="Visited_20_Internet_20_Link">Sí</text:a></text:p>
      <text:p text:style-name="Standard"/>
      <text:p text:style-name="Standard">4.Cuando se valida una "Convocatoria de licitación", ¿cuál pasa a ser su estado?</text:p>
      <text:p text:style-name="Standard"><text:a xlink:type="simple" xlink:href="https://www.odoo.com/es_ES/slides/slide/call-for-tenders-626?fullscreen=1&amp;quiz=1#" text:style-name="Internet_20_link" text:visited-style-name="Visited_20_Internet_20_Link">Borrador</text:a></text:p>
      <text:p text:style-name="Standard"><text:a xlink:type="simple" xlink:href="https://www.odoo.com/es_ES/slides/slide/call-for-tenders-626?fullscreen=1&amp;quiz=1#" text:style-name="Internet_20_link" text:visited-style-name="Visited_20_Internet_20_Link">Espera</text:a></text:p>
      <text:p text:style-name="Standard"><text:a xlink:type="simple" xlink:href="https://www.odoo.com/es_ES/slides/slide/call-for-tenders-626?fullscreen=1&amp;quiz=1#" text:style-name="Internet_20_link" text:visited-style-name="Visited_20_Internet_20_Link">Selección de oferta</text:a>*</text:p>
      <text:p text:style-name="Standard"><text:a xlink:type="simple" xlink:href="https://www.odoo.com/es_ES/slides/slide/call-for-tenders-626?fullscreen=1&amp;quiz=1#" text:style-name="Internet_20_link" text:visited-style-name="Visited_20_Internet_20_Link">Listo</text:a></text:p>
      <text:p text:style-name="Standard"><text:a xlink:type="simple" xlink:href="https://www.odoo.com/es_ES/slides/slide/call-for-tenders-626?fullscreen=1&amp;quiz=1#" text:style-name="Internet_20_link" text:visited-style-name="Visited_20_Internet_20_Link">Hecho</text:a></text:p>
      <text:p text:style-name="Standard"><text:a xlink:type="simple" xlink:href="https://www.odoo.com/es_ES/slides/slide/call-for-tenders-626?fullscreen=1&amp;quiz=1#" text:style-name="Internet_20_link" text:visited-style-name="Visited_20_Internet_20_Link"><text:soft-page-break/>Cerrado</text:a></text:p>
      <text:p text:style-name="P15"/>
      <text:p text:style-name="P15">Órdenes generales</text:p>
      <text:p text:style-name="Standard">1.¿Cuál es la configuración típica del acuerdo de compra para un pedido abierto, como se muestra en el video?</text:p>
      <text:p text:style-name="Standard"><text:a xlink:type="simple" xlink:href="https://www.odoo.com/es_ES/slides/slide/blanket-orders-627?fullscreen=1&amp;quiz=1#" text:style-name="Internet_20_link" text:visited-style-name="Visited_20_Internet_20_Link">Seleccione solo una RFQ (exclusiva); Usar líneas de acuerdos; Establecer cantidades manualmente.</text:a></text:p>
      <text:p text:style-name="Standard"><text:a xlink:type="simple" xlink:href="https://www.odoo.com/es_ES/slides/slide/blanket-orders-627?fullscreen=1&amp;quiz=1#" text:style-name="Internet_20_link" text:visited-style-name="Visited_20_Internet_20_Link">Seleccione varias RFQ (no exclusivas); No cree líneas de RFQ automáticamente; Establecer cantidades manualmente.</text:a></text:p>
      <text:p text:style-name="Standard"><text:a xlink:type="simple" xlink:href="https://www.odoo.com/es_ES/slides/slide/blanket-orders-627?fullscreen=1&amp;quiz=1#" text:style-name="Internet_20_link" text:visited-style-name="Visited_20_Internet_20_Link">Seleccione varias RFQ (no exclusivas); Usar líneas de acuerdos; Establecer cantidades manualmente.</text:a>*</text:p>
      <text:p text:style-name="Standard"/>
      <text:p text:style-name="Standard">2.¿Puede una solicitud de cotización (creada dentro de un pedido abierto) usar cantidades de producto diferentes a las definidas en el pedido abierto?</text:p>
      <text:p text:style-name="Standard"><text:a xlink:type="simple" xlink:href="https://www.odoo.com/es_ES/slides/slide/blanket-orders-627?fullscreen=1&amp;quiz=1#" text:style-name="Internet_20_link" text:visited-style-name="Visited_20_Internet_20_Link">No</text:a></text:p>
      <text:p text:style-name="Standard"><text:a xlink:type="simple" xlink:href="https://www.odoo.com/es_ES/slides/slide/blanket-orders-627?fullscreen=1&amp;quiz=1#" text:style-name="Internet_20_link" text:visited-style-name="Visited_20_Internet_20_Link">Sí, pero solo si el pedido abierto está configurado para "establecer cantidades manualmente".</text:a></text:p>
      <text:p text:style-name="Standard"><text:a xlink:type="simple" xlink:href="https://www.odoo.com/es_ES/slides/slide/blanket-orders-627?fullscreen=1&amp;quiz=1#" text:style-name="Internet_20_link" text:visited-style-name="Visited_20_Internet_20_Link">Sí, independientemente de la configuración que se utilice.</text:a>*</text:p>
      <text:p text:style-name="Standard"/>
      <text:p text:style-name="Standard">3.¿Cuándo debo usar los pedidos abiertos?</text:p>
      <text:p text:style-name="Standard"><text:a xlink:type="simple" xlink:href="https://www.odoo.com/es_ES/slides/slide/blanket-orders-627?fullscreen=1&amp;quiz=1#" text:style-name="Internet_20_link" text:visited-style-name="Visited_20_Internet_20_Link">Al realizar compras repetitivas a un mismo proveedor en un periodo de tiempo determinado</text:a>*</text:p>
      <text:p text:style-name="Standard"><text:a xlink:type="simple" xlink:href="https://www.odoo.com/es_ES/slides/slide/blanket-orders-627?fullscreen=1&amp;quiz=1#" text:style-name="Internet_20_link" text:visited-style-name="Visited_20_Internet_20_Link">Al realizar compras repetitivas de un mismo producto a varios proveedores en un periodo de tiempo determinado.</text:a></text:p>
      <text:p text:style-name="Standard"><text:a xlink:type="simple" xlink:href="https://www.odoo.com/es_ES/slides/slide/blanket-orders-627?fullscreen=1&amp;quiz=1#" text:style-name="Internet_20_link" text:visited-style-name="Visited_20_Internet_20_Link">Al pedir muchos productos diferentes en varias entregas al mismo proveedor dentro de un período de tiempo determinado.</text:a></text:p>
      <text:p text:style-name="P15"/>
      <text:p text:style-name="P15">Coincidencia de 3 vías</text:p>
      <text:p text:style-name="Standard">1.Si pido 3 unidades de un producto y recibo 2, ¿cuál será el campo "debe pagarse" si confirmo una factura de 2 artículos?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Sí</text:a></text:p>
      <text:p text:style-name="Standard"><text:a xlink:type="simple" xlink:href="https://www.odoo.com/es_ES/slides/slide/3-way-matching-628?fullscreen=1&amp;quiz=1#" text:style-name="Internet_20_link" text:visited-style-name="Visited_20_Internet_20_Link">Pendiente</text:a></text:p>
      <text:p text:style-name="Standard"><text:a xlink:type="simple" xlink:href="https://www.odoo.com/es_ES/slides/slide/3-way-matching-628?fullscreen=1&amp;quiz=1#" text:style-name="Internet_20_link" text:visited-style-name="Visited_20_Internet_20_Link">Excepción</text:a>*</text:p>
      <text:p text:style-name="Standard"/>
      <text:p text:style-name="Standard">2.¿Puede un usuario cambiar manualmente el valor del campo "Debe pagarse"?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Sí</text:a>*</text:p>
      <text:p text:style-name="Standard"/>
      <text:p text:style-name="Standard">3.Si pido 5 unidades de un producto y recibo 3 de ellos con un pedido pendiente, ¿qué dirá el campo "debe pagarse" si confirmo una factura de 3 artículos?</text:p>
      <text:p text:style-name="Standard"><text:a xlink:type="simple" xlink:href="https://www.odoo.com/es_ES/slides/slide/3-way-matching-628?fullscreen=1&amp;quiz=1#" text:style-name="Internet_20_link" text:visited-style-name="Visited_20_Internet_20_Link">Sí</text:a>*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Pendiente</text:a></text:p>
      <text:p text:style-name="Standard"><text:a xlink:type="simple" xlink:href="https://www.odoo.com/es_ES/slides/slide/3-way-matching-628?fullscreen=1&amp;quiz=1#" text:style-name="Internet_20_link" text:visited-style-name="Visited_20_Internet_20_Link">Excepción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8d3ae" officeooo:paragraph-rsid="0018d3ae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7"/>Preguntas y respuestas – Cursos funcionales Odo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49:33.821263772</meta:creation-date>
    <dc:date>2023-02-22T17:40:46.912309690</dc:date>
    <meta:editing-duration>PT4H51M4S</meta:editing-duration>
    <meta:editing-cycles>19</meta:editing-cycles>
    <meta:generator>LibreOffice/7.4.4.2$Linux_X86_64 LibreOffice_project/40$Build-2</meta:generator>
    <meta:document-statistic meta:table-count="1" meta:image-count="0" meta:object-count="0" meta:page-count="8" meta:paragraph-count="273" meta:word-count="1548" meta:character-count="10161" meta:non-whitespace-character-count="8395"/>
  </office:meta>
</office:document-meta>
</file>